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901" officeooo:paragraph-rsid="000fb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Mundo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0:58:33.892467171</meta:creation-date>
    <meta:generator>LibreOffice/24.2.5.2$Linux_X86_64 LibreOffice_project/420$Build-2</meta:generator>
    <dc:date>2024-09-05T21:58:30.998537336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